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cs" fo:country="CZ"/>
    </style:style>
    <style:style style:name="T2" style:family="text">
      <style:text-properties fo:font-variant="normal" fo:text-transform="none" fo:color="#111111" style:font-name="Verdana" fo:font-size="7.5pt" fo:letter-spacing="normal" fo:font-style="normal" fo:font-weight="normal"/>
    </style:style>
    <style:style style:name="T3" style:family="text">
      <style:text-properties fo:font-variant="normal" fo:text-transform="none" fo:color="#111111" style:font-name="Times New Roman" fo:font-size="7.5pt" fo:letter-spacing="normal" fo:font-style="normal" fo:font-weight="normal"/>
    </style:style>
    <style:style style:name="T4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11111" style:font-name="Times New Roman" fo:font-size="12pt" fo:letter-spacing="normal" fo:language="cs" fo:country="CZ" fo:font-style="normal" fo:font-weight="normal" style:font-size-asian="12pt" style:font-size-complex="12pt"/>
    </style:style>
    <style:style style:name="T6" style:family="text">
      <style:text-properties style:font-name="Times New Roman" fo:language="cs" fo:country="CZ"/>
    </style:style>
    <style:style style:name="T7" style:family="text">
      <style:text-properties style:font-name="Times New Roman" fo:font-size="12pt" fo:language="cs" fo:country="CZ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1"><text:a xlink:type="simple" xlink:href="#sec-1">1. Instalation</text:a></text:p>
      <text:p text:style-name="Contents_20_2"><text:a xlink:type="simple" xlink:href="#sec-1-1">1.1. EX</text:a><text:a xlink:type="simple" xlink:href="#sec-1-1"><text:span text:style-name="T1">A</text:span></text:a><text:a xlink:type="simple" xlink:href="#sec-1-1">M installation</text:a></text:p>
      <text:p text:style-name="Contents_20_3"><text:a xlink:type="simple" xlink:href="#sec-1-1-1">1.1.1. Installation</text:a></text:p>
      <text:p text:style-name="Contents_20_3"><text:a xlink:type="simple" xlink:href="#sec-1-1-2">1.1.2. Test model import</text:a></text:p>
      <text:p text:style-name="Contents_20_2"><text:a xlink:type="simple" xlink:href="#sec-1-2">1.2. Testbed setup &amp; connection</text:a></text:p>
      <text:p text:style-name="Contents_20_3"><text:a xlink:type="simple" xlink:href="#sec-1-2-1">1.2.1. Block diagram</text:a></text:p>
      <text:p text:style-name="Contents_20_3"><text:a xlink:type="simple" xlink:href="#sec-1-2-2">1.2.2. Wiring table</text:a></text:p>
      <text:p text:style-name="Contents_20_3"><text:a xlink:type="simple" xlink:href="#sec-1-2-3">1.2.3. RPP firmware version &amp; download</text:a></text:p>
      <text:p text:style-name="Contents_20_3"/>
      <text:p text:style-name="Contents_20_3"><text:span text:style-name="T1">RPP firmware na testovaných deskách byl verze v0.2-100-ge4d63da. K testovaní byl použit program EXAM SA </text:span><text:span text:style-name="T5">verze</text:span><text:span text:style-name="T4"> 3.1.6.</text:span> </text:p>
      <text:p text:style-name="Contents_20_2"><text:a xlink:type="simple" xlink:href="#sec-1-3">1.3. I/O card TCP server compilation/installation</text:a></text:p>
      <text:p text:style-name="Contents_20_2"/>
      <text:p text:style-name="Contents_20_2">K p<text:span text:style-name="T1">řístupu k humusoft kartě je potřeba nainstalovat ovladače. Návod instalace se nalézá ve složce mf614drv.zip v pdf souboru mf614um.pdf na straně 9. </text:span></text:p>
      <text:p text:style-name="Contents_20_2"><text:span text:style-name="T1">Poté je potřeba rozbalit soubor Server.zip a rozbalený adresář s exe programem a dynamickou knihovnou umístit do </text:span><text:a xlink:type="simple" xlink:href="../../../../../../">C:/</text:a><text:span text:style-name="T1">. Adresa k serveru poté bude "C:\Server\tcpServerC.exe".</text:span></text:p>
      <text:p text:style-name="Contents_20_1"><text:a xlink:type="simple" xlink:href="#sec-2">2. Usage</text:a></text:p>
      <text:p text:style-name="Contents_20_2"><text:a xlink:type="simple" xlink:href="#sec-2-1">2.1. Test preparation</text:a></text:p>
      <text:p text:style-name="Contents_20_2"><text:a xlink:type="simple" xlink:href="#sec-2-2">2.2. Test execution</text:a></text:p>
      <text:p text:style-name="Contents_20_3"><text:a xlink:type="simple" xlink:href="#sec-2-2-1">2.2.1. Running the whole suite</text:a></text:p>
      <text:p text:style-name="Contents_20_3"><text:a xlink:type="simple" xlink:href="#sec-2-2-2">2.2.2. Rerunning a single test</text:a></text:p>
      <text:p text:style-name="Contents_20_2"><text:a xlink:type="simple" xlink:href="#sec-2-3">2.3. Evaluation of results</text:a></text:p>
      <text:p text:style-name="Contents_20_2"><text:a xlink:type="simple" xlink:href="#sec-2-4">2.4. Test documentation??</text:a></text:p>
      <text:p text:style-name="Contents_20_2"><text:a xlink:type="simple" xlink:href="#sec-2-5">2.5. Report generation</text:a></text:p>
      <text:p text:style-name="Contents_20_3"><text:a xlink:type="simple" xlink:href="#sec-2-5-1">2.5.1. Renaming</text:a></text:p>
      <text:p text:style-name="Contents_20_3"><text:a xlink:type="simple" xlink:href="#sec-2-5-2">2.5.2. PDF export</text:a></text:p>
      <text:p text:style-name="Contents_20_1"><text:a xlink:type="simple" xlink:href="#sec-3">3. Internals</text:a></text:p>
      <text:p text:style-name="Contents_20_2"><text:a xlink:type="simple" xlink:href="#sec-3-1">3.1. Overview</text:a></text:p>
      <text:p text:style-name="Contents_20_2"><text:a xlink:type="simple" xlink:href="#sec-3-2">3.2. Description in developed classes/interfaces/…</text:a></text:p>
      <text:p text:style-name="Contents_20_2"><text:a xlink:type="simple" xlink:href="#sec-3-3">3.3. Development of a new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17:51:05.27</meta:creation-date>
    <meta:document-statistic meta:table-count="0" meta:image-count="0" meta:object-count="0" meta:page-count="1" meta:paragraph-count="26" meta:word-count="146" meta:character-count="993"/>
    <dc:date>2013-08-19T18:03:45.34</dc:date>
    <meta:editing-duration>PT12M40S</meta:editing-duration>
    <meta:editing-cycles>1</meta:editing-cycles>
    <meta:generator>OpenOffice.org/3.4.1$Win32 OpenOffice.org_project/341m1$Build-9593</meta:generator>
  </office:meta>
</office:document-meta>
</file>